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05804" officeooo:paragraph-rsid="0010554f"/>
    </style:style>
    <style:style style:name="P2" style:family="paragraph" style:parent-style-name="Standard">
      <style:text-properties style:font-name="Arial" officeooo:rsid="0001fd4c" officeooo:paragraph-rsid="0010554f"/>
    </style:style>
    <style:style style:name="P3" style:family="paragraph" style:parent-style-name="Standard">
      <style:text-properties style:font-name="Arial" fo:font-style="italic" officeooo:rsid="0003a60d" officeooo:paragraph-rsid="0010554f" style:font-style-asian="italic" style:font-style-complex="italic"/>
    </style:style>
    <style:style style:name="P4" style:family="paragraph" style:parent-style-name="Standard">
      <style:text-properties style:font-name="Arial" officeooo:rsid="0003a60d" officeooo:paragraph-rsid="0010554f"/>
    </style:style>
    <style:style style:name="P5" style:family="paragraph" style:parent-style-name="Standard">
      <style:text-properties style:font-name="Arial" officeooo:rsid="0007e913" officeooo:paragraph-rsid="0010554f"/>
    </style:style>
    <style:style style:name="P6" style:family="paragraph" style:parent-style-name="Standard">
      <style:text-properties style:font-name="Arial" officeooo:rsid="0010554f" officeooo:paragraph-rsid="0010554f"/>
    </style:style>
    <style:style style:name="P7" style:family="paragraph" style:parent-style-name="Standard">
      <style:text-properties style:font-name="Arial" officeooo:rsid="00121f47" officeooo:paragraph-rsid="00121f47"/>
    </style:style>
    <style:style style:name="P8" style:family="paragraph" style:parent-style-name="Standard">
      <style:text-properties style:font-name="Arial" officeooo:rsid="0012390b" officeooo:paragraph-rsid="0012390b"/>
    </style:style>
    <style:style style:name="P9" style:family="paragraph" style:parent-style-name="Standard">
      <style:paragraph-properties fo:break-before="page"/>
      <style:text-properties style:font-name="Arial" officeooo:rsid="0012390b" officeooo:paragraph-rsid="0012390b"/>
    </style:style>
    <style:style style:name="P10" style:family="paragraph" style:parent-style-name="Standard">
      <style:text-properties style:font-name="Arial" officeooo:rsid="00124d10" officeooo:paragraph-rsid="00124d10"/>
    </style:style>
    <style:style style:name="P11" style:family="paragraph" style:parent-style-name="Standard">
      <style:text-properties style:font-name="Arial" officeooo:rsid="0012ceee" officeooo:paragraph-rsid="0012ceee"/>
    </style:style>
    <style:style style:name="P12" style:family="paragraph" style:parent-style-name="Standard">
      <style:text-properties style:font-name="Arial" fo:font-weight="bold" officeooo:rsid="0012ceee" officeooo:paragraph-rsid="0012ceee" style:font-weight-asian="bold" style:font-weight-complex="bold"/>
    </style:style>
    <style:style style:name="P13" style:family="paragraph" style:parent-style-name="Standard" style:list-style-name="L1">
      <style:text-properties style:font-name="Arial" fo:font-weight="normal" officeooo:rsid="0012ceee" officeooo:paragraph-rsid="0012ceee" style:font-weight-asian="normal" style:font-weight-complex="normal"/>
    </style:style>
    <style:style style:name="P14" style:family="paragraph" style:parent-style-name="Standard" style:list-style-name="L1">
      <style:text-properties style:font-name="Arial" fo:font-weight="normal" officeooo:rsid="00146266" officeooo:paragraph-rsid="00146266" style:font-weight-asian="normal" style:font-weight-complex="normal"/>
    </style:style>
    <style:style style:name="P15" style:family="paragraph" style:parent-style-name="Standard">
      <style:text-properties style:font-name="Arial" fo:font-weight="normal" officeooo:rsid="00146266" officeooo:paragraph-rsid="00146266" style:font-weight-asian="normal" style:font-weight-complex="normal"/>
    </style:style>
    <style:style style:name="P16" style:family="paragraph" style:parent-style-name="Standard">
      <style:paragraph-properties fo:break-before="page"/>
      <style:text-properties style:font-name="Arial" officeooo:rsid="00121f47" officeooo:paragraph-rsid="00121f47"/>
    </style:style>
    <style:style style:name="P17" style:family="paragraph" style:parent-style-name="Standard">
      <style:paragraph-properties fo:break-before="page"/>
      <style:text-properties style:font-name="Arial" officeooo:rsid="0012ceee" officeooo:paragraph-rsid="0012ceee"/>
    </style:style>
    <style:style style:name="T1" style:family="text">
      <style:text-properties officeooo:rsid="0007e913"/>
    </style:style>
    <style:style style:name="T2" style:family="text">
      <style:text-properties officeooo:rsid="0003a60d"/>
    </style:style>
    <style:style style:name="T3" style:family="text">
      <style:text-properties officeooo:rsid="00054e6d"/>
    </style:style>
    <style:style style:name="T4" style:family="text">
      <style:text-properties officeooo:rsid="0007a07a"/>
    </style:style>
    <style:style style:name="T5" style:family="text">
      <style:text-properties officeooo:rsid="0000714a"/>
    </style:style>
    <style:style style:name="T6" style:family="text">
      <style:text-properties officeooo:rsid="0012390b"/>
    </style:style>
    <style:style style:name="T7" style:family="text">
      <style:text-properties officeooo:rsid="00126cc1"/>
    </style:style>
    <style:style style:name="T8" style:family="text">
      <style:text-properties officeooo:rsid="00146266"/>
    </style:style>
    <style:style style:name="T9" style:family="text">
      <style:text-properties officeooo:rsid="00156d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etodolo<text:span text:style-name="T6">g</text:span>ia</text:p>
      <text:p text:style-name="P7"/>
      <text:p text:style-name="P8">O que será feito:</text:p>
      <text:p text:style-name="P2"/>
      <text:p text:style-name="P1">[Aquisição/Coleta de Evidências] </text:p>
      <text:p text:style-name="P3">In Vivo</text:p>
      <text:p text:style-name="P1"><text:tab/><text:span text:style-name="T2">Dump de memória – coletar dados da memória RAM</text:span></text:p>
      <text:p text:style-name="P1"><text:tab/><text:span text:style-name="T2">Identificação do ambiente – Info de HW, SW, horário, etc.</text:span></text:p>
      <text:p text:style-name="P1"/>
      <text:p text:style-name="P3">Post Mortem</text:p>
      <text:p text:style-name="P4"><text:tab/>Preparação da midia para coleta de dados – <text:span text:style-name="T3">wipe na midia de trabalho</text:span></text:p>
      <text:p text:style-name="P1"><text:tab/><text:span text:style-name="T2">Coletando os dados para a midia de trabalho - duplicação</text:span></text:p>
      <text:p text:style-name="P1"><text:tab/><text:span text:style-name="T2">Garantindo a integridade da mídia – hash</text:span></text:p>
      <text:p text:style-name="P1"><text:tab/><text:span text:style-name="T2">Cadeia de custódia sobre a evidência coletada</text:span></text:p>
      <text:p text:style-name="P1"/>
      <text:p text:style-name="P1">[Exame/Identificação de Evidências]<text:tab/><text:tab/></text:p>
      <text:p text:style-name="P1"><text:tab/><text:span text:style-name="T2">Encontrar todos os arquivos existentes na midia – arquivos ocultos</text:span></text:p>
      <text:p text:style-name="P1"><text:tab/><text:span text:style-name="T3">Recuperar arquivos deletados</text:span></text:p>
      <text:p text:style-name="P1"><text:tab/><text:span text:style-name="T3">Linkar arquivos com seus respectivos proprietários (aplicações ou de sistema)</text:span></text:p>
      <text:p text:style-name="P1"><text:tab/></text:p>
      <text:p text:style-name="P1">[Análise/Avaliação de Evidências]</text:p>
      <text:p text:style-name="P1"><text:tab/><text:span text:style-name="T2">Extrair arquivos – arquivos comprimidos c/ ou s/ senha</text:span><text:tab/></text:p>
      <text:p text:style-name="P1"><text:tab/><text:span text:style-name="T4">Filtrar arquivos indexados</text:span></text:p>
      <text:p text:style-name="P1"><text:span text:style-name="T5">[Apresentação de Evidências/Provas]</text:span><text:tab/></text:p>
      <text:p text:style-name="P1"><text:tab/><text:span text:style-name="T1">Formato</text:span></text:p>
      <text:p text:style-name="P1"><text:tab/><text:span text:style-name="T1">Midia utilizada</text:span></text:p>
      <text:p text:style-name="P5"><text:tab/>Procedimentos utilizados</text:p>
      <text:p text:style-name="P1"><text:tab/><text:span text:style-name="T1">Técnicas periciais utilizadas</text:span></text:p>
      <text:p text:style-name="P1"><text:tab/><text:span text:style-name="T1">Aplicações utilizadas</text:span></text:p>
      <text:p text:style-name="P1"><text:tab/><text:span text:style-name="T1">Anexar midias</text:span></text:p>
      <text:p text:style-name="P17">Glossário</text:p>
      <text:p text:style-name="P11"/>
      <text:p text:style-name="P11">LiveCD</text:p>
      <text:p text:style-name="P16">Metodologia</text:p>
      <text:p text:style-name="P6"/>
      <text:p text:style-name="P12">1. [FDTK]</text:p>
      <text:p text:style-name="P10">Neste trabalho serão realizadas análises sobre as ferramentas que compõem a distribuição de Pericia Forense Computacional FDTK <text:span text:style-name="T8">(Forense Digital ToolKit)</text:span> visando entender e avaliar seu funcionamento no âmbito das quatro etapas da investigação. </text:p>
      <text:p text:style-name="P10">A FDTK é, <text:span text:style-name="T7">assim como muitas outras, uma distribuição Linux baseada no Ubuntu. Esta, porém, além de ser brasileira e distribuída no idioma português, possui um foco específico na área de Pericia Forense Computacional reunindo cerca de 100 ferramentas para tal. A forma de utilização durante a investigação pode ser em LiveCD ou em uma estação de trabalho.</text:span></text:p>
      <text:p text:style-name="P11">Esta distribuição é gratuita e pode ser obtida através do próprio site, onde se encontra em sua terceira versão <text:span text:style-name="T8">(2015)</text:span>, sendo a mais atual.</text:p>
      <text:p text:style-name="P10"/>
      <text:p text:style-name="P12">2. [REQUISITOS <text:span text:style-name="T8">PARA OS TESTES</text:span>]</text:p>
      <text:list xml:id="list8052350106303491228" text:style-name="L1">
        <text:list-item>
          <text:p text:style-name="P13">Microcomputador <text:span text:style-name="T9">com pelo menos 2GB de memória RAM</text:span></text:p>
        </text:list-item>
        <text:list-item>
          <text:p text:style-name="P14">VirtualBox (ou outra ferramenta para virtualização)</text:p>
        </text:list-item>
        <text:list-item>
          <text:p text:style-name="P14">Imagem da Distribuição FDTK</text:p>
        </text:list-item>
        <text:list-item>
          <text:p text:style-name="P14">Imagem do Linux Debian 9 que servirá como alvo de investigação para as ferramentas que funcionam apenas em sistemas Unix</text:p>
        </text:list-item>
        <text:list-item>
          <text:p text:style-name="P14">Imagem do Windows XP que servirá como alvo de investigação para as demais ferramentas e situações</text:p>
        </text:list-item>
      </text:list>
      <text:p text:style-name="P15"/>
      <text:p text:style-name="P9">Metodologia</text:p>
      <text:p text:style-name="P8"/>
      <text:p text:style-name="P8">Procedimentos(?)</text:p>
      <text:p text:style-name="P8">O que foi feito(?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20:45:03.859412077</meta:creation-date>
    <dc:date>2017-11-24T14:29:50.585164939</dc:date>
    <meta:editing-duration>PT6M21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4" meta:paragraph-count="42" meta:word-count="308" meta:character-count="2071" meta:non-whitespace-character-count="1779"/>
  </office:meta>
</office:document-meta>
</file>